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Standard">
      <style:text-properties fo:language="en" fo:country="US" officeooo:rsid="000fdd47" officeooo:paragraph-rsid="000fdd47"/>
    </style:style>
    <style:style style:name="P3" style:family="paragraph" style:parent-style-name="Standard">
      <style:text-properties fo:language="en" fo:country="US" officeooo:rsid="00113285" officeooo:paragraph-rsid="00113285"/>
    </style:style>
    <style:style style:name="P4" style:family="paragraph" style:parent-style-name="Standard">
      <style:text-properties fo:language="en" fo:country="US" officeooo:rsid="00113285" officeooo:paragraph-rsid="0024a1e0"/>
    </style:style>
    <style:style style:name="P5" style:family="paragraph" style:parent-style-name="Standard">
      <style:text-properties fo:language="en" fo:country="US" officeooo:rsid="00152fe9" officeooo:paragraph-rsid="00152fe9"/>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c66e0" officeooo:paragraph-rsid="001c66e0"/>
    </style:style>
    <style:style style:name="P8" style:family="paragraph" style:parent-style-name="Text_20_body">
      <style:text-properties fo:language="en" fo:country="US" officeooo:rsid="001d0b10" officeooo:paragraph-rsid="001d0b10"/>
    </style:style>
    <style:style style:name="P9" style:family="paragraph" style:parent-style-name="Text_20_body">
      <style:text-properties fo:language="en" fo:country="US" officeooo:rsid="001eddd8" officeooo:paragraph-rsid="001eddd8"/>
    </style:style>
    <style:style style:name="T1" style:family="text">
      <style:text-properties officeooo:rsid="001eddd8"/>
    </style:style>
    <style:style style:name="T2" style:family="text">
      <style:text-properties officeooo:rsid="001f2eee"/>
    </style:style>
    <style:style style:name="T3" style:family="text">
      <style:text-properties officeooo:rsid="0023a5db"/>
    </style:style>
    <style:style style:name="T4" style:family="text">
      <style:text-properties officeooo:rsid="0024a1e0"/>
    </style:style>
    <style:style style:name="T5" style:family="text">
      <style:text-properties officeooo:rsid="0026c644"/>
    </style:style>
    <style:style style:name="T6" style:family="text">
      <style:text-properties officeooo:rsid="002768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print design</text:h>
      <text:p text:style-name="P2"/>
      <text:p text:style-name="P2">The design is divided into 3 parts</text:p>
      <text:p text:style-name="P2"/>
      <text:p text:style-name="P2"/>
      <text:p text:style-name="P2">Backlog: all the tasks that have to be performed in the sprint</text:p>
      <text:p text:style-name="P2"/>
      <text:p text:style-name="P3">In progress: the tasks that are in process</text:p>
      <text:p text:style-name="P3"/>
      <text:p text:style-name="P3">Finished: the tasks that have been completed</text:p>
      <text:p text:style-name="P3"/>
      <text:p text:style-name="P3"/>
      <text:h text:style-name="P1" text:outline-level="3">Learning Git Flow</text:h>
      <text:p text:style-name="P3"/>
      <text:p text:style-name="P5">To share the documents we have used Git Flow</text:p>
      <text:p text:style-name="P3"/>
      <text:p text:style-name="P4">In this technique, we use branches</text:p>
      <text:p text:style-name="P3"/>
      <text:p text:style-name="P4">We manage the branches this way.</text:p>
      <text:p text:style-name="P3"/>
      <text:p text:style-name="P3"/>
      <text:p text:style-name="P3"><text:s/>-Main= is the master branch: On this branch there are only the final versions of the video game.</text:p>
      <text:p text:style-name="P3"/>
      <text:p text:style-name="P3"/>
      <text:p text:style-name="P3">- Release: this branch is used for improv<text:span text:style-name="T5">ing</text:span> the version before uploading to master.</text:p>
      <text:p text:style-name="P3"/>
      <text:p text:style-name="P3">-Developer: this branch is used for push all change and put together the different documents created.</text:p>
      <text:p text:style-name="P3"/>
      <text:p text:style-name="P3">- feature: this branch is used <text:span text:style-name="T6">to</text:span> cr<text:span text:style-name="T6">e</text:span>ate anything new we want these branches we will later add them to develop</text:p>
      <text:p text:style-name="P3"/>
      <text:p text:style-name="P3"/>
      <text:h text:style-name="P1" text:outline-level="3">Git project creation</text:h>
      <text:p text:style-name="P6"/>
      <text:p text:style-name="P6">- For our project we have had to create these branches</text:p>
      <text:p text:style-name="P7">- Main</text:p>
      <text:p text:style-name="P7">-Develop</text:p>
      <text:p text:style-name="P7">- And all branch of feature</text:p>
      <text:p text:style-name="P7"/>
      <text:p text:style-name="P7"/>
      <text:p text:style-name="P7"/>
      <text:p text:style-name="P6"/>
      <text:h text:style-name="P1" text:outline-level="3"><text:soft-page-break/>Administration of GitHub Project</text:h>
      <text:p text:style-name="P7"/>
      <text:p text:style-name="P8"><text:span text:style-name="T3">T</text:span>o manage project tasks <text:span text:style-name="T1">use GitHub Project.</text:span></text:p>
      <text:p text:style-name="P8"/>
      <text:p text:style-name="P9">This is more graphic and intuitive, <text:s/>Thanks to this tool it is easier for us to organize tasks and see their progress. and it also has many features that make it more entertaining and comfortable to use.</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2T17:01:24.187000000</meta:creation-date>
    <dc:date>2024-03-22T17:46:22.256000000</dc:date>
    <meta:editing-duration>PT12M42S</meta:editing-duration>
    <meta:editing-cycles>5</meta:editing-cycles>
    <meta:generator>LibreOffice/7.4.3.2$Windows_X86_64 LibreOffice_project/1048a8393ae2eeec98dff31b5c133c5f1d08b890</meta:generator>
    <meta:document-statistic meta:table-count="0" meta:image-count="0" meta:object-count="0" meta:page-count="2" meta:paragraph-count="21" meta:word-count="200" meta:character-count="1107" meta:non-whitespace-character-count="926"/>
  </office:meta>
</office:document-meta>
</file>